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7.177cm"/>
    </style:style>
    <style:style style:name="Table1.B" style:family="table-column">
      <style:table-column-properties style:column-width="9.823cm"/>
    </style:style>
    <style:style style:name="Table1.A1" style:family="table-cell">
      <style:table-cell-properties style:vertical-align="middle" fo:padding="0.049cm" fo:border="none"/>
    </style:style>
    <style:style style:name="Table2" style:family="table">
      <style:table-properties style:width="15.603cm" table:align="left"/>
    </style:style>
    <style:style style:name="Table2.A" style:family="table-column">
      <style:table-column-properties style:column-width="7.594cm"/>
    </style:style>
    <style:style style:name="Table2.B" style:family="table-column">
      <style:table-column-properties style:column-width="8.01cm"/>
    </style:style>
    <style:style style:name="Table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officeooo:paragraph-rsid="00029569"/>
    </style:style>
    <style:style style:name="T1" style:family="text">
      <style:text-properties officeooo:rsid="00029569"/>
    </style:style>
    <style:style style:name="T2"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1">Empathy Map Canvas:</text:span></text:span></text:p>
      <text:p text:style-name="P3"><text:span text:style-name="Strong_20_Emphasis">📅 Date:</text:span> 27 June 2025<text:line-break/><text:span text:style-name="Strong_20_Emphasis">👥 Team ID:</text:span> 111111<text:line-break/><text:span text:style-name="Strong_20_Emphasis">📌 Project Name:</text:span> Classification of Fabric Patterns using Deep Learning<text:line-break/><text:span text:style-name="Strong_20_Emphasis">📊 Maximum Marks:</text:span> 4 Marks</text:p>
      <text:p text:style-name="Horizontal_20_Line"/>
      <text:h text:style-name="Heading_20_3" text:outline-level="3"><text:span text:style-name="Strong_20_Emphasis">Empathy Map Canvas</text:span></text:h>
      <text:p text:style-name="Text_20_body">An empathy map is a simple, easy-to-digest visual that captures knowledge about a user’s behaviours and attitudes.<text:line-break/>It is a useful tool to help teams better understand their users.<text:line-break/>Creating an effective solution requires understanding the true problem and the person who is experiencing it. The exercise of creating the map helps participants consider things from the user’s perspective along with his or her goals and challenges.</text:p>
      <text:p text:style-name="Horizontal_20_Line"/>
      <text:h text:style-name="Heading_20_3" text:outline-level="3"><text:span text:style-name="Strong_20_Emphasis">USER PROFILE:</text:span></text:h>
      <text:p text:style-name="Text_20_body"><text:span text:style-name="Strong_20_Emphasis">Primary User</text:span>: Fabric designers, textile manufacturers, fashion technologists</text:p>
      <text:p text:style-name="Horizontal_20_Line"/>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SAYS</text:span></text:p>
            </table:table-cell>
            <table:table-cell table:style-name="Table1.A1" office:value-type="string">
              <text:p text:style-name="Table_20_Heading"><text:span text:style-name="Strong_20_Emphasis">THINKS</text:span></text:p>
            </table:table-cell>
          </table:table-row>
        </table:table-header-rows>
        <table:table-row>
          <table:table-cell table:style-name="Table1.A1" office:value-type="string">
            <text:p text:style-name="Table_20_Contents">“I want to identify fabric patterns accurately.”</text:p>
          </table:table-cell>
          <table:table-cell table:style-name="Table1.A1" office:value-type="string">
            <text:p text:style-name="Table_20_Contents">“Will the model be able to distinguish between similar patterns?”</text:p>
          </table:table-cell>
        </table:table-row>
        <table:table-row>
          <table:table-cell table:style-name="Table1.A1" office:value-type="string">
            <text:p text:style-name="Table_20_Contents">“Manual classification is time-consuming.”</text:p>
          </table:table-cell>
          <table:table-cell table:style-name="Table1.A1" office:value-type="string">
            <text:p text:style-name="Table_20_Contents">“Is this method reliable for mass production?”</text:p>
          </table:table-cell>
        </table:table-row>
        <table:table-row>
          <table:table-cell table:style-name="Table1.A1" office:value-type="string">
            <text:p text:style-name="Table_20_Contents">“I need consistent results.”</text:p>
          </table:table-cell>
          <table:table-cell table:style-name="Table1.A1" office:value-type="string">
            <text:p text:style-name="Table_20_Contents">“How fast and scalable is this system?”</text:p>
          </table:table-cell>
        </table:table-row>
      </table:table>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DOES</text:span></text:p>
            </table:table-cell>
            <table:table-cell table:style-name="Table2.A1" office:value-type="string">
              <text:p text:style-name="Table_20_Heading"><text:span text:style-name="Strong_20_Emphasis">FEELS</text:span></text:p>
            </table:table-cell>
          </table:table-row>
        </table:table-header-rows>
        <table:table-row>
          <table:table-cell table:style-name="Table2.A1" office:value-type="string">
            <text:p text:style-name="Table_20_Contents">Uses traditional/manual inspection methods</text:p>
          </table:table-cell>
          <table:table-cell table:style-name="Table2.A1" office:value-type="string">
            <text:p text:style-name="Table_20_Contents">Overwhelmed by visual complexity of fabrics</text:p>
          </table:table-cell>
        </table:table-row>
        <table:table-row>
          <table:table-cell table:style-name="Table2.A1" office:value-type="string">
            <text:p text:style-name="Table_20_Contents">Tests samples under magnifiers</text:p>
          </table:table-cell>
          <table:table-cell table:style-name="Table2.A1" office:value-type="string">
            <text:p text:style-name="Table_20_Contents">Frustrated by inconsistency in results</text:p>
          </table:table-cell>
        </table:table-row>
        <table:table-row>
          <table:table-cell table:style-name="Table2.A1" office:value-type="string">
            <text:p text:style-name="Table_20_Contents">Keeps record manually</text:p>
          </table:table-cell>
          <table:table-cell table:style-name="Table2.A1" office:value-type="string">
            <text:p text:style-name="Table_20_Contents">Curious about AI possibilities in textile field</text:p>
          </table:table-cell>
        </table:table-row>
      </table:table>
      <text:p text:style-name="Horizontal_20_Line"/>
      <text:h text:style-name="Heading_20_3" text:outline-level="3"><text:span text:style-name="Strong_20_Emphasis">Goals</text:span></text:h>
      <text:list xml:id="list2029229275" text:style-name="L1">
        <text:list-item>
          <text:p text:style-name="P1">Automate the fabric pattern recognition process</text:p>
        </text:list-item>
        <text:list-item>
          <text:p text:style-name="P1">Reduce human error</text:p>
        </text:list-item>
        <text:list-item>
          <text:p text:style-name="P1">Improve production efficiency</text:p>
        </text:list-item>
        <text:list-item>
          <text:p text:style-name="P1">Ensure high accuracy in pattern classification</text:p>
        </text:list-item>
      </text:list>
      <text:p text:style-name="Horizontal_20_Line"/>
      <text:h text:style-name="Heading_20_3" text:outline-level="3"><text:span text:style-name="Strong_20_Emphasis">Pains</text:span></text:h>
      <text:list xml:id="list1806124744" text:style-name="L2">
        <text:list-item>
          <text:p text:style-name="P2">Manual classification is slow and prone to errors</text:p>
        </text:list-item>
        <text:list-item>
          <text:p text:style-name="P2"><text:soft-page-break/>Visual inspection fatigue</text:p>
        </text:list-item>
        <text:list-item>
          <text:p text:style-name="P2">Difficulty in identifying patterns with slight variations</text:p>
        </text:list-item>
        <text:list-item>
          <text:p text:style-name="P2">High dependency on expert knowledge</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8T21:38:10.440545394</meta:creation-date>
    <dc:date>2025-06-28T21:38:39.525785263</dc:date>
    <meta:editing-duration>PT30S</meta:editing-duration>
    <meta:editing-cycles>1</meta:editing-cycles>
    <meta:document-statistic meta:table-count="2" meta:image-count="0" meta:object-count="0" meta:page-count="2" meta:paragraph-count="32" meta:word-count="230" meta:character-count="1520" meta:non-whitespace-character-count="1330"/>
    <meta:generator>LibreOffice/7.3.7.2$Linux_X86_64 LibreOffice_project/30$Build-2</meta:generator>
  </office:meta>
</office:document-meta>
</file>